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cccccc"/>
    </style:style>
    <style:style style:name="gr1" style:family="graphic" style:parent-style-name="standard">
      <style:graphic-properties draw:stroke="none" draw:stroke-dash="Dashed_20__28_var_29__20_1" svg:stroke-width="0cm" draw:stroke-linejoin="none" svg:stroke-linecap="butt"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none" draw:stroke-dash="Dashed_20__28_var_29__20_1" svg:stroke-width="0cm" draw:stroke-linejoin="none" svg:stroke-linecap="butt" draw:fill="solid" draw:fill-color="#808080" draw:textarea-horizontal-align="center" draw:textarea-vertical-align="middl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808080"/>
      <style:paragraph-properties fo:text-align="center"/>
    </style:style>
  </office:automatic-styles>
  <office:body>
    <office:drawing>
      <draw:page draw:name="page1" draw:style-name="dp1" draw:master-page-name="Domyślny">
        <draw:g>
          <draw:path draw:style-name="gr1" draw:text-style-name="P1" draw:layer="layout" svg:width="5.148cm" svg:height="3.861cm" svg:x="6.751cm" svg:y="3.338cm" svg:viewBox="0 0 5149 3862" svg:d="M4666 0h-4183c-267 0-483 216-483 483v2896c0 267 216 483 483 483h4183c267 0 483-216 483-483v-2896c0-267-216-483-483-483zM4606 3379h-4063c-10 0-21-3-30-8s-17-12-22-22c-6-9-8-19-8-30v-2776c0-10 2-21 8-30 5-9 13-17 22-22s20-8 30-8h4063c10 0 21 3 30 8s17 13 22 22c6 9 8 20 8 30v2776c0 11-2 21-8 30-5 10-13 17-22 22s-20 8-30 8zM1287 885c-222 0-402 180-402 402 0 223 180 403 402 403s402-180 402-403c0-222-180-402-402-402zM966 2897h3217v-805l-880-880c-47-47-123-47-170 0l-1202 1202-397-397c-47-47-124-47-171 0l-397 397z">
            <text:p/>
          </draw:path>
          <draw:path draw:style-name="gr2" draw:text-style-name="P2" draw:layer="layout" svg:width="5.148cm" svg:height="3.861cm" svg:x="6.7cm" svg:y="3.287cm" svg:viewBox="0 0 5149 3862" svg:d="M4666 0h-4183c-267 0-483 216-483 483v2896c0 267 216 483 483 483h4183c267 0 483-216 483-483v-2896c0-267-216-483-483-483zM4606 3379h-4063c-10 0-21-3-30-8s-17-12-22-22c-6-9-8-19-8-30v-2776c0-10 2-21 8-30 5-9 13-17 22-22s20-8 30-8h4063c10 0 21 3 30 8s17 13 22 22c6 9 8 20 8 30v2776c0 11-2 21-8 30-5 10-13 17-22 22s-20 8-30 8zM1287 885c-222 0-402 180-402 402 0 223 180 403 402 403s402-180 402-403c0-222-180-402-402-402zM966 2897h3217v-805l-880-880c-47-47-123-47-170 0l-1202 1202-397-397c-47-47-124-47-171 0l-397 397z">
            <text:p/>
          </draw:path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" draw:style="linear" draw:start-color="#ffffff" draw:end-color="#cccccc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.2cm" fo:page-height="10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Cezary Dołęga</meta:initial-creator>
    <meta:creation-date>2020-05-02T13:09:01.486000000</meta:creation-date>
    <dc:date>2020-05-02T13:18:24.113000000</dc:date>
    <dc:creator>Cezary Dołęga</dc:creator>
    <meta:editing-duration>PT9M21S</meta:editing-duration>
    <meta:editing-cycles>4</meta:editing-cycles>
    <meta:generator>LibreOffice/6.4.2.2$Windows_X86_64 LibreOffice_project/4e471d8c02c9c90f512f7f9ead8875b57fcb1ec3</meta:generator>
    <meta:document-statistic meta:object-count="3"/>
  </office:meta>
</office:document-meta>
</file>